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ext:span>The </text:span><text:span text:style-name="backtick">Imgbutton</text:span><text:span> is very similar to the simple </text:span><text:span text:style-name="backtick">Button</text:span><text:span> Widget. The only difference is that it displays user-defined images in each state instead of drawing a rectangle.</text:span></text:p><text:p text:style-name="Standard"/><text:p text:style-name="Standard">More info (<text:a xlink:type="simple" xlink:href="https://docs.lvgl.io/8.3/widgets/extra/imgbtn.html" text:style-name="Internet_20_link" text:visited-style-name="Visited_20_Internet_20_Link">link</text:a>)</text:p><text:p text:style-name="Standard"/>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ext:span>The image for the </text:span><text:span text:style-name="backtick">Released</text:span><text:span> state.</text:span></text:p><text:p text:style-name="Standard"/>,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ext:span>The image for the </text:span><text:span text:style-name="backtick">Pressed</text:span><text:span> state.</text:span></text:p><text:p text:style-name="Standard"/>,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ext:span>The image for the </text:span><text:span text:style-name="backtick">Disabled</text:span><text:span> state.</text:span></text:p><text:p text:style-name="Standard"/>,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p text:style-name="Standard"/>,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Pressed</text:span><text:span> state.</text:span></text:p><text:p text:style-name="Standard"/>,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ext:span>The image when the Widget is in the both </text:span><text:span text:style-name="backtick">Checked</text:span><text:span> and </text:span><text:span text:style-name="backtick">Disabled</text:span><text:span> stat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Imgbutton15"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Imgbutton18"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Imgbutton21"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Imgbutton24"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Imgbutton27" text:continue-numbering="true" text:continue-list="list_Imgbutton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Imgbutton28" text:continue-numbering="true" text:continue-list="list_Imgbutton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Imgbutton29" text:continue-numbering="true" text:continue-list="list_Imgbutton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Imgbutton30" text:continue-numbering="true" text:continue-list="list_Imgbutton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Imgbutton31" text:continue-numbering="true" text:continue-list="list_Imgbutton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Imgbutton32" text:continue-numbering="true" text:continue-list="list_Imgbutton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Imgbutton33" text:continue-numbering="true" text:continue-list="list_Imgbutton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Imgbutton34" text:continue-numbering="true" text:continue-list="list_Imgbutton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Imgbutton35" text:continue-numbering="true" text:continue-list="list_Imgbutton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Imgbutton36" text:continue-numbering="true" text:continue-list="list_Imgbutton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Imgbutton37" text:continue-numbering="true" text:continue-list="list_Imgbutton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Imgbutton38" text:continue-numbering="true" text:continue-list="list_Imgbutton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Imgbutton39" text:continue-numbering="true" text:continue-list="list_Imgbutton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Imgbutton40" text:continue-numbering="true" text:continue-list="list_Imgbutton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Imgbutton41" text:continue-numbering="true" text:continue-list="list_Imgbutton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Imgbutton42" text:continue-numbering="true" text:continue-list="list_Imgbutton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Imgbutton43" text:continue-numbering="true" text:continue-list="list_Imgbutton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Imgbutton44" text:continue-numbering="true" text:continue-list="list_Imgbutton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Imgbutton45" text:continue-numbering="true" text:continue-list="list_Imgbutton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Imgbutton46" text:continue-numbering="true" text:continue-list="list_Imgbutton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Imgbutton47" text:continue-numbering="true" text:continue-list="list_Imgbutton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Imgbutton48" text:continue-numbering="true" text:continue-list="list_Imgbutton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49" text:continue-numbering="true" text:continue-list="list_Imgbutton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Imgbutton50" text:continue-numbering="true" text:continue-list="list_Imgbutton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Imgbutton51" text:continue-numbering="true" text:continue-list="list_Imgbutton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Imgbutton52" text:continue-numbering="true" text:continue-list="list_Imgbutton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Imgbutton53" text:continue-numbering="true" text:continue-list="list_Imgbutton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Imgbutton54" text:continue-numbering="true" text:continue-list="list_Imgbutton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55" text:continue-numbering="true" text:continue-list="list_Imgbutton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mgbutton56"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57" text:continue-numbering="true" text:continue-list="list_Imgbutton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mgbutton58" text:continue-numbering="true" text:continue-list="list_Imgbutton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mgbutton59" text:continue-numbering="true" text:continue-list="list_Imgbutton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0"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